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335.62pt">
            <draw:object draw:notify-on-update-of-ranges="Sheet1.A28:Sheet1.A33 Sheet1.B27:Sheet1.B27 Sheet1.B28:Sheet1.B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835.11pt" svg:y="0pt">
            <draw:object draw:notify-on-update-of-ranges="Sheet1.K3:Sheet1.K8 Sheet1.L2:Sheet1.L2 Sheet1.L3:Sheet1.L8 Sheet1.K3:Sheet1.K8 Sheet1.M2:Sheet1.M2 Sheet1.M3:Sheet1.M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rata2</text:p>
          </table:table-cell>
          <table:table-cell table:number-columns-repeated="9"/>
          <table:table-cell table:style-name="ce1" office:value-type="string" calcext:value-type="string" table:number-columns-spanned="2" table:number-rows-spanned="1">
            <text:p>codec</text:p>
          </table:table-cell>
          <table:covered-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3.532086398542" calcext:value-type="float">
            <text:p>83.532086398542</text:p>
          </table:table-cell>
          <table:table-cell table:number-columns-repeated="8"/>
          <table:table-cell office:value-type="string" calcext:value-type="string">
            <text:p>node</text:p>
          </table:table-cell>
          <table:table-cell office:value-type="string" calcext:value-type="string">
            <text:p>g711</text:p>
          </table:table-cell>
          <table:table-cell office:value-type="string" calcext:value-type="string">
            <text:p>G72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.2522242476937" calcext:value-type="float">
            <text:p>83.252224247693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83.532086398542" calcext:value-type="float">
            <text:p>83.532086398542</text:p>
          </table:table-cell>
          <table:table-cell office:value-type="float" office:value="85.2547639524765" calcext:value-type="float">
            <text:p>85.25476395247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.7275107824083" calcext:value-type="float">
            <text:p>67.7275107824083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83.2522242476937" calcext:value-type="float">
            <text:p>83.2522242476937</text:p>
          </table:table-cell>
          <table:table-cell office:value-type="float" office:value="86.0559623732849" calcext:value-type="float">
            <text:p>86.05596237328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1.0453803118821" calcext:value-type="float">
            <text:p>81.0453803118821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67.7275107824083" calcext:value-type="float">
            <text:p>67.7275107824083</text:p>
          </table:table-cell>
          <table:table-cell office:value-type="float" office:value="68.8258094364453" calcext:value-type="float">
            <text:p>68.82580943644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.7627036162123" calcext:value-type="float">
            <text:p>75.7627036162123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81.0453803118821" calcext:value-type="float">
            <text:p>81.0453803118821</text:p>
          </table:table-cell>
          <table:table-cell office:value-type="float" office:value="80.5920741502622" calcext:value-type="float">
            <text:p>80.59207415026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5.5393719368376" calcext:value-type="float">
            <text:p>65.5393719368376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75.7627036162123" calcext:value-type="float">
            <text:p>75.7627036162123</text:p>
          </table:table-cell>
          <table:table-cell office:value-type="float" office:value="78.1861122251035" calcext:value-type="float">
            <text:p>78.1861122251035</text:p>
          </table:table-cell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65.5393719368376" calcext:value-type="float">
            <text:p>65.5393719368376</text:p>
          </table:table-cell>
          <table:table-cell office:value-type="float" office:value="67.029390213835" calcext:value-type="float">
            <text:p>67.029390213835</text:p>
          </table:table-cell>
        </table:table-row>
        <table:table-row table:style-name="ro1" table:number-rows-repeated="18">
          <table:table-cell table:number-columns-repeated="13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rata2</text:p>
          </table:table-cell>
          <table:table-cell table:number-columns-repeated="8"/>
          <table:table-cell office:value-type="string" calcext:value-type="string">
            <text:p>rata2 percobaan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.2547639524765" calcext:value-type="float">
            <text:p>85.2547639524765</text:p>
          </table:table-cell>
          <table:table-cell table:number-columns-repeated="8"/>
          <table:table-cell office:value-type="string" calcext:value-type="string">
            <text:p>g711</text:p>
          </table:table-cell>
          <table:table-cell office:value-type="string" calcext:value-type="string">
            <text:p>G723.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6.0559623732849" calcext:value-type="float">
            <text:p>86.0559623732849</text:p>
          </table:table-cell>
          <table:table-cell table:number-columns-repeated="8"/>
          <table:table-cell table:formula="of:=AVERAGE([.L3:.L8])" office:value-type="float" office:value="76.1432128822627" calcext:value-type="float">
            <text:p>76.1432128822627</text:p>
          </table:table-cell>
          <table:table-cell table:formula="of:=AVERAGE([.M3:.M8])" office:value-type="float" office:value="77.6573520585679" calcext:value-type="float">
            <text:p>77.657352058567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8.8258094364453" calcext:value-type="float">
            <text:p>68.8258094364453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.5920741502622" calcext:value-type="float">
            <text:p>80.5920741502622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8.1861122251035" calcext:value-type="float">
            <text:p>78.1861122251035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.029390213835" calcext:value-type="float">
            <text:p>67.02939021383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9:07:24.791384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08:42:52.724956767</meta:creation-date>
    <dc:date>2020-03-15T21:11:53.360927244</dc:date>
    <meta:editing-duration>PT1H43M4S</meta:editing-duration>
    <meta:editing-cycles>2</meta:editing-cycles>
    <meta:generator>LibreOffice/6.0.7.3$Linux_X86_64 LibreOffice_project/00m0$Build-3</meta:generator>
    <meta:document-statistic meta:table-count="1" meta:cell-count="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201cm" style:legend-expansion="high" chart:style-name="ch2"/>
        <chart:plot-area chart:style-name="ch3" table:cell-range-address="Sheet1.A2:Sheet1.B7 Sheet1.B1:Sheet1.B1" chart:data-source-has-labels="row" svg:x="0.32cm" svg:y="0.18cm" svg:width="13.249cm" svg:height="8.64cm">
          <chartooo:coordinate-region svg:x="0.941cm" svg:y="0.379cm" svg:width="12.4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a2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:Sheet1.A7</svg:desc>
                </draw:g>
              </table:table-cell>
              <table:table-cell office:value-type="float" office:value="83.532086398542">
                <text:p>83.532086398542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83.2522242476937">
                <text:p>83.2522242476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67.7275107824083">
                <text:p>67.7275107824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81.0453803118821">
                <text:p>81.0453803118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75.7627036162123">
                <text:p>75.7627036162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65.5393719368376">
                <text:p>65.5393719368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201cm" style:legend-expansion="high" chart:style-name="ch2"/>
        <chart:plot-area chart:style-name="ch3" table:cell-range-address="Sheet1.A28:Sheet1.B33 Sheet1.B27:Sheet1.B27" chart:data-source-has-labels="row" svg:x="0.32cm" svg:y="0.18cm" svg:width="13.249cm" svg:height="8.64cm">
          <chartooo:coordinate-region svg:x="0.941cm" svg:y="0.379cm" svg:width="12.25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8:Sheet1.B33" chart:label-cell-address="Sheet1.B27:Sheet1.B27" chart:class="chart:scatter">
            <chart:domain table:cell-range-address="Sheet1.A28:Sheet1.A3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a2</text:p>
                <draw:g>
                  <svg:desc>Sheet1.B27:Sheet1.B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8:Sheet1.A33</svg:desc>
                </draw:g>
              </table:table-cell>
              <table:table-cell office:value-type="float" office:value="85.2547639524765">
                <text:p>85.2547639524765</text:p>
                <draw:g>
                  <svg:desc>Sheet1.B28:Sheet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86.0559623732849">
                <text:p>86.0559623732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68.8258094364453">
                <text:p>68.8258094364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80.5920741502622">
                <text:p>80.5920741502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78.1861122251035">
                <text:p>78.1861122251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67.029390213835">
                <text:p>67.029390213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543cm" svg:y="3.955cm" style:legend-expansion="high" chart:style-name="ch2"/>
        <chart:plot-area chart:style-name="ch3" table:cell-range-address="Sheet1.K3:Sheet1.M8 Sheet1.L2:Sheet1.M2" chart:data-source-has-labels="row" svg:x="0.319cm" svg:y="0.18cm" svg:width="12.905cm" svg:height="8.646cm">
          <chartooo:coordinate-region svg:x="0.94cm" svg:y="0.38cm" svg:width="11.91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3:Sheet1.L8" chart:label-cell-address="Sheet1.L2:Sheet1.L2" chart:class="chart:scatter">
            <chart:domain table:cell-range-address="Sheet1.K3:Sheet1.K8"/>
            <chart:data-point chart:repeated="6"/>
          </chart:series>
          <chart:series chart:style-name="ch7" chart:values-cell-range-address="Sheet1.M3:Sheet1.M8" chart:label-cell-address="Sheet1.M2:Sheet1.M2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g711</text:p>
                <draw:g>
                  <svg:desc>Sheet1.L2:Sheet1.L2</svg:desc>
                </draw:g>
              </table:table-cell>
              <table:table-cell office:value-type="string">
                <text:p>G723.1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K3:Sheet1.K8</svg:desc>
                </draw:g>
              </table:table-cell>
              <table:table-cell office:value-type="float" office:value="83.532086398542">
                <text:p>83.532086398542</text:p>
                <draw:g>
                  <svg:desc>Sheet1.L3:Sheet1.L8</svg:desc>
                </draw:g>
              </table:table-cell>
              <table:table-cell office:value-type="float" office:value="85.2547639524765">
                <text:p>85.2547639524765</text:p>
                <draw:g>
                  <svg:desc>Sheet1.M3:Sheet1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83.2522242476937">
                <text:p>83.2522242476937</text:p>
              </table:table-cell>
              <table:table-cell office:value-type="float" office:value="86.0559623732849">
                <text:p>86.0559623732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67.7275107824083">
                <text:p>67.7275107824083</text:p>
              </table:table-cell>
              <table:table-cell office:value-type="float" office:value="68.8258094364453">
                <text:p>68.8258094364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81.0453803118821">
                <text:p>81.0453803118821</text:p>
              </table:table-cell>
              <table:table-cell office:value-type="float" office:value="80.5920741502622">
                <text:p>80.5920741502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75.7627036162123">
                <text:p>75.7627036162123</text:p>
              </table:table-cell>
              <table:table-cell office:value-type="float" office:value="78.1861122251035">
                <text:p>78.1861122251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65.5393719368376">
                <text:p>65.5393719368376</text:p>
              </table:table-cell>
              <table:table-cell office:value-type="float" office:value="67.029390213835">
                <text:p>67.0293902138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